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 fo:language="it" fo:country="IT"/>
    </style:style>
    <style:style style:name="T9" style:parent-style-name="DefaultParagraphFont" style:family="text">
      <style:text-properties fo:language="it" fo:country="IT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 fo:language="it" fo:country="IT"/>
    </style:style>
    <style:style style:name="P21" style:parent-style-name="Normal" style:family="paragraph">
      <style:text-properties fo:language="it" fo:country="IT"/>
    </style:style>
    <style:style style:name="P22" style:parent-style-name="Normal" style:family="paragraph">
      <style:text-properties fo:font-weight="bold" style:font-weight-asian="bold" style:font-weight-complex="bold" fo:language="it" fo:country="IT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 fo:language="it" fo:country="IT"/>
    </style:style>
    <style:style style:name="P38" style:parent-style-name="Normal" style:family="paragraph">
      <style:text-properties fo:language="it" fo:country="IT"/>
    </style:style>
    <style:style style:name="P39" style:parent-style-name="Normal" style:family="paragraph">
      <style:text-properties fo:font-weight="bold" style:font-weight-asian="bold" style:font-weight-complex="bold" fo:language="it" fo:country="IT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Hai detto:</text:p>
      <text:p text:style-name="Normal">Would you please tell me if there is a double room available?</text:p>
      <text:p text:style-name="P2">ChatGPT ha detto:</text:p>
      <text:p text:style-name="Normal">Yes, we do have double rooms available. Would you like to book for two nights?</text:p>
      <text:p text:style-name="P3">Hai detto:</text:p>
      <text:p text:style-name="Normal">Yes, for two nights.</text:p>
      <text:p text:style-name="P4">ChatGPT ha detto:</text:p>
      <text:p text:style-name="Normal">Lovely. May I<text:s/>have your name to proceed with the booking?</text:p>
      <text:p text:style-name="P5">Hai detto:</text:p>
      <text:p text:style-name="Normal">My name is<text:s/>[***NAME***].</text:p>
      <text:p text:style-name="P6">ChatGPT ha detto:</text:p>
      <text:p text:style-name="Normal">Thank you, Ms.<text:s/>[***NAME***]. Would you prefer a city view or a quiet room?</text:p>
      <text:p text:style-name="P7">Hai detto:</text:p>
      <text:p text:style-name="Normal">I prefer the correct one.</text:p>
      <text:p text:style-name="P8">ChatGPT ha detto:</text:p>
      <text:p text:style-name="Normal"><text:span text:style-name="T9">I see!<text:s/></text:span>Could you tell me what you mean by “the correct one”? Do you prefer a view of the city, or a quieter room away from the street?</text:p>
      <text:p text:style-name="P10">Hai detto:</text:p>
      <text:p text:style-name="Normal">I prefer the quiet room away from the city.</text:p>
      <text:p text:style-name="P11">ChatGPT ha detto:</text:p>
      <text:p text:style-name="Normal">Perfect, a quiet double room it is. Would you like to know about our<text:s/>facilities?</text:p>
      <text:p text:style-name="P12">Hai detto:</text:p>
      <text:p text:style-name="Normal">Could you please tell me if this in this hotel</text:p>
      <text:p text:style-name="P13">ChatGPT ha detto:</text:p>
      <text:p text:style-name="Normal">Of course. Could you please finish your question? What would you like to know if it’s in the hotel?</text:p>
      <text:p text:style-name="P14">Hai detto:</text:p>
      <text:p text:style-name="Normal">Could you please tell me if in this hotel there is a spa?</text:p>
      <text:p text:style-name="P15">ChatGPT ha detto:</text:p>
      <text:soft-page-break/>
      <text:p text:style-name="Normal">Yes, there is a spa at Hotel Artemis. It offers massages, sauna, and facial treatments. Would you like to book something at the spa?</text:p>
      <text:p text:style-name="P16">Hai detto:</text:p>
      <text:p text:style-name="Normal">Yes, can I book a message for tonight?</text:p>
      <text:p text:style-name="P17">ChatGPT ha detto:</text:p>
      <text:p text:style-name="Normal">Sure. We have bookings already at 6:00 PM and 8:30 PM. Would 7:15 PM or maybe 9:15 PM work for you?</text:p>
      <text:p text:style-name="P18">Hai detto:</text:p>
      <text:p text:style-name="Normal">6 p.m., it's okay.</text:p>
      <text:p text:style-name="P19">ChatGPT ha detto:</text:p>
      <text:p text:style-name="Normal">I'm sorry, 6:00 PM is already booked. Would 7:15 PM be alright for you?</text:p>
      <text:p text:style-name="P20">Hai detto:</text:p>
      <text:p text:style-name="P21">It's okay.</text:p>
      <text:p text:style-name="P22">ChatGPT ha detto:</text:p>
      <text:p text:style-name="Normal">Great! I've booked your<text:s/>massage at 7:15 PM. Would you like to know anything else?</text:p>
      <text:p text:style-name="P23">Hai detto:</text:p>
      <text:p text:style-name="Normal">How far is the London Eye from here?</text:p>
      <text:p text:style-name="P24">ChatGPT ha detto:</text:p>
      <text:p text:style-name="Normal">It’s about a twenty-minute walk, or you could take the tube. Would you like directions?</text:p>
      <text:p text:style-name="P25">Hai detto:</text:p>
      <text:p text:style-name="Normal">Can you tell me the<text:s/>easiest way?</text:p>
      <text:p text:style-name="P26">ChatGPT ha detto:</text:p>
      <text:p text:style-name="Normal">Sure! The easiest way is by tube. Just walk two minutes to Mansion House Station, take the District Line to Westminster, then it’s a short walk to the London Eye. Would you prefer walking instead?</text:p>
      <text:p text:style-name="P27">Hai detto:</text:p>
      <text:p text:style-name="Normal">I think I prefer the cube.</text:p>
      <text:p text:style-name="P28">ChatGPT ha detto:</text:p>
      <text:p text:style-name="Normal">Ah, I think you meant “the tube,” the underground train. That’s a good choice—it’s quick and easy. Is there anything else I could help you with?</text:p>
      <text:soft-page-break/>
      <text:p text:style-name="P29">Hai detto:</text:p>
      <text:p text:style-name="Normal">Just one thing more, would you tell me what time check-in and dinner are?</text:p>
      <text:p text:style-name="P30">ChatGPT ha detto:</text:p>
      <text:p text:style-name="Normal">Of course! Check-in is from six in the morning until one at night. Dinner is served from seven to ten in the evening. Would you like to book a table for dinner?</text:p>
      <text:p text:style-name="P31">Hai detto:</text:p>
      <text:p text:style-name="Normal">Yes.</text:p>
      <text:p text:style-name="P32">ChatGPT ha detto:</text:p>
      <text:p text:style-name="Normal">Perfect. I’ve booked you a table for dinner tonight at seven. Would you like a special view or just a regular table?</text:p>
      <text:p text:style-name="P33">Hai detto:</text:p>
      <text:p text:style-name="Normal">Just a regular table, thank you.</text:p>
      <text:p text:style-name="P34">ChatGPT ha detto:</text:p>
      <text:p text:style-name="Normal">You're very welcome. Your table is booked. Is there anything else I can help you with, Ms.<text:s/>[***NAME***]?</text:p>
      <text:p text:style-name="P35">Hai detto:</text:p>
      <text:p text:style-name="Normal">No. No, thank you. It was a pleasure.</text:p>
      <text:p text:style-name="P36">ChatGPT ha detto:</text:p>
      <text:p text:style-name="Normal">The pleasure was mine, Ms.<text:s/>[***NAME***]. Have a lovely stay with us!</text:p>
      <text:p text:style-name="P37">Hai detto:</text:p>
      <text:p text:style-name="P38">Okay, bye.</text:p>
      <text:p text:style-name="P39">ChatGPT ha detto:</text:p>
      <text:p text:style-name="Normal">Goodbye! Take care and enjoy your time in London!</text:p>
      <text:p text:style-name="P40">Hai detto:</text:p>
      <text:p text:style-name="Normal">Thank you.</text:p>
      <text:p text:style-name="P41">ChatGPT ha detto:</text:p>
      <text:p text:style-name="Normal">You're very<text:s/>welcome!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mone Spagnoli</meta:initial-creator>
    <dc:creator>Simone Spagnoli</dc:creator>
    <meta:creation-date>2025-06-26T09:45:00Z</meta:creation-date>
    <dc:date>2025-12-24T10:25:00Z</dc:date>
    <meta:template xlink:href="Normal" xlink:type="simple"/>
    <meta:editing-cycles>2</meta:editing-cycles>
    <meta:editing-duration>PT120S</meta:editing-duration>
    <meta:document-statistic meta:page-count="3" meta:paragraph-count="6" meta:word-count="453" meta:character-count="3035" meta:row-count="21" meta:non-whitespace-character-count="2588"/>
  </office:meta>
</office:document-meta>
</file>